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language="pl" fo:country="PL" officeooo:rsid="0001fc30" officeooo:paragraph-rsid="0001fc30" style:font-size-asian="15.75pt" style:font-size-complex="18pt"/>
    </style:style>
    <style:style style:name="P2" style:family="paragraph" style:parent-style-name="Standard">
      <style:text-properties fo:font-size="12pt" fo:language="pl" fo:country="PL" officeooo:rsid="00083832" officeooo:paragraph-rsid="00083832" style:font-size-asian="10.5pt" style:font-size-complex="12pt"/>
    </style:style>
    <style:style style:name="P3" style:family="paragraph" style:parent-style-name="Standard">
      <style:text-properties fo:font-size="12pt" fo:language="pl" fo:country="PL" officeooo:rsid="00083832" officeooo:paragraph-rsid="0014bbc0" style:font-size-asian="10.5pt" style:font-size-complex="12pt"/>
    </style:style>
    <style:style style:name="P4" style:family="paragraph" style:parent-style-name="Standard">
      <style:text-properties fo:font-size="12pt" fo:language="pl" fo:country="PL" officeooo:rsid="00083832" officeooo:paragraph-rsid="00168c8d" style:font-size-asian="10.5pt" style:font-size-complex="12pt"/>
    </style:style>
    <style:style style:name="P5" style:family="paragraph" style:parent-style-name="Standard">
      <style:text-properties fo:font-size="12pt" fo:language="pl" fo:country="PL" officeooo:rsid="0008ccb5" officeooo:paragraph-rsid="0008ccb5" style:font-size-asian="10.5pt" style:font-size-complex="12pt"/>
    </style:style>
    <style:style style:name="P6" style:family="paragraph" style:parent-style-name="Standard">
      <style:text-properties fo:font-size="12pt" fo:language="pl" fo:country="PL" officeooo:rsid="000959d6" officeooo:paragraph-rsid="000959d6" style:font-size-asian="10.5pt" style:font-size-complex="12pt"/>
    </style:style>
    <style:style style:name="P7" style:family="paragraph" style:parent-style-name="Standard">
      <style:text-properties fo:font-size="12pt" fo:language="pl" fo:country="PL" officeooo:rsid="000a2a9b" officeooo:paragraph-rsid="000a2a9b" style:font-size-asian="10.5pt" style:font-size-complex="12pt"/>
    </style:style>
    <style:style style:name="P8" style:family="paragraph" style:parent-style-name="Standard">
      <style:text-properties fo:font-size="12pt" fo:language="pl" fo:country="PL" officeooo:rsid="000cfa58" officeooo:paragraph-rsid="000cfa58" style:font-size-asian="10.5pt" style:font-size-complex="12pt"/>
    </style:style>
    <style:style style:name="P9" style:family="paragraph" style:parent-style-name="Standard">
      <style:text-properties fo:font-size="12pt" fo:language="pl" fo:country="PL" officeooo:rsid="000d6901" officeooo:paragraph-rsid="000d6901" style:font-size-asian="10.5pt" style:font-size-complex="12pt"/>
    </style:style>
    <style:style style:name="P10" style:family="paragraph" style:parent-style-name="Standard">
      <style:text-properties fo:font-size="12pt" fo:language="pl" fo:country="PL" officeooo:rsid="000d6901" officeooo:paragraph-rsid="00134739" style:font-size-asian="10.5pt" style:font-size-complex="12pt"/>
    </style:style>
    <style:style style:name="P11" style:family="paragraph" style:parent-style-name="Standard">
      <style:text-properties fo:font-size="12pt" fo:language="pl" fo:country="PL" officeooo:rsid="000f3de3" officeooo:paragraph-rsid="000f3de3" style:font-size-asian="10.5pt" style:font-size-complex="12pt"/>
    </style:style>
    <style:style style:name="P12" style:family="paragraph" style:parent-style-name="Standard">
      <style:text-properties fo:font-size="12pt" fo:language="pl" fo:country="PL" officeooo:rsid="0010a259" officeooo:paragraph-rsid="0010a259" style:font-size-asian="10.5pt" style:font-size-complex="12pt"/>
    </style:style>
    <style:style style:name="P13" style:family="paragraph" style:parent-style-name="Standard">
      <style:text-properties fo:font-size="12pt" fo:language="pl" fo:country="PL" officeooo:rsid="00176065" officeooo:paragraph-rsid="00176065" style:font-size-asian="10.5pt" style:font-size-complex="12pt"/>
    </style:style>
    <style:style style:name="P14" style:family="paragraph" style:parent-style-name="Standard">
      <style:text-properties fo:font-size="12pt" fo:language="pl" fo:country="PL" officeooo:rsid="00176065" officeooo:paragraph-rsid="001bcb0d" style:font-size-asian="10.5pt" style:font-size-complex="12pt"/>
    </style:style>
    <style:style style:name="P15" style:family="paragraph" style:parent-style-name="Standard">
      <style:text-properties fo:font-size="12pt" fo:language="pl" fo:country="PL" officeooo:rsid="00176065" officeooo:paragraph-rsid="001d51fe" style:font-size-asian="10.5pt" style:font-size-complex="12pt"/>
    </style:style>
    <style:style style:name="P16" style:family="paragraph" style:parent-style-name="Standard">
      <style:text-properties fo:font-size="12pt" fo:language="pl" fo:country="PL" officeooo:rsid="001bcb0d" officeooo:paragraph-rsid="001bcb0d" style:font-size-asian="10.5pt" style:font-size-complex="12pt"/>
    </style:style>
    <style:style style:name="P17" style:family="paragraph" style:parent-style-name="Standard">
      <style:text-properties fo:font-size="12pt" fo:language="pl" fo:country="PL" officeooo:rsid="001bcb0d" officeooo:paragraph-rsid="001d51fe" style:font-size-asian="10.5pt" style:font-size-complex="12pt"/>
    </style:style>
    <style:style style:name="P18" style:family="paragraph" style:parent-style-name="Standard">
      <style:text-properties fo:font-size="12pt" fo:language="pl" fo:country="PL" fo:font-weight="normal" officeooo:rsid="00083832" officeooo:paragraph-rsid="0014bbc0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pl" fo:country="PL" fo:font-weight="normal" officeooo:rsid="00083832" officeooo:paragraph-rsid="00174be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pl" fo:country="PL" fo:font-weight="normal" officeooo:rsid="00176065" officeooo:paragraph-rsid="0017606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pl" fo:country="PL" fo:font-weight="normal" officeooo:rsid="00176065" officeooo:paragraph-rsid="001d51fe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3pt" fo:language="pl" fo:country="PL" officeooo:rsid="0006be2d" officeooo:paragraph-rsid="0006be2d" style:font-size-asian="13pt" style:font-size-complex="13pt"/>
    </style:style>
    <style:style style:name="P23" style:family="paragraph" style:parent-style-name="Standard">
      <style:text-properties fo:font-size="13pt" fo:language="pl" fo:country="PL" officeooo:rsid="0001fc30" officeooo:paragraph-rsid="0001fc30" style:font-size-asian="13pt" style:font-size-complex="13pt"/>
    </style:style>
    <style:style style:name="P24" style:family="paragraph" style:parent-style-name="Standard">
      <style:text-properties fo:font-size="13pt" fo:language="pl" fo:country="PL" officeooo:rsid="0005158f" officeooo:paragraph-rsid="0005158f" style:font-size-asian="13pt" style:font-size-complex="13pt"/>
    </style:style>
    <style:style style:name="T1" style:family="text">
      <style:text-properties officeooo:rsid="00034538"/>
    </style:style>
    <style:style style:name="T2" style:family="text">
      <style:text-properties officeooo:rsid="0006e25e"/>
    </style:style>
    <style:style style:name="T3" style:family="text">
      <style:text-properties officeooo:rsid="00110ac9"/>
    </style:style>
    <style:style style:name="T4" style:family="text">
      <style:text-properties officeooo:rsid="00134739"/>
    </style:style>
    <style:style style:name="T5" style:family="text">
      <style:text-properties officeooo:rsid="001379ac"/>
    </style:style>
    <style:style style:name="T6" style:family="text">
      <style:text-properties officeooo:rsid="0015e5eb"/>
    </style:style>
    <style:style style:name="T7" style:family="text">
      <style:text-properties officeooo:rsid="00169090"/>
    </style:style>
    <style:style style:name="T8" style:family="text">
      <style:text-properties officeooo:rsid="000d6901"/>
    </style:style>
    <style:style style:name="T9" style:family="text">
      <style:text-properties officeooo:rsid="00176065"/>
    </style:style>
    <style:style style:name="T10" style:family="text">
      <style:text-properties officeooo:rsid="0019c64c"/>
    </style:style>
    <style:style style:name="T11" style:family="text">
      <style:text-properties officeooo:rsid="001bcb0d"/>
    </style:style>
    <style:style style:name="T12" style:family="text">
      <style:text-properties officeooo:rsid="001f2e49"/>
    </style:style>
    <style:style style:name="T13" style:family="text">
      <style:text-properties officeooo:rsid="001fe960"/>
    </style:style>
    <style:style style:name="T14" style:family="text">
      <style:text-properties officeooo:rsid="0021ac67"/>
    </style:style>
    <style:style style:name="T15" style:family="text">
      <style:text-properties officeooo:rsid="00229b64"/>
    </style:style>
    <style:style style:name="T16" style:family="text">
      <style:text-properties officeooo:rsid="0022bbc4"/>
    </style:style>
    <style:style style:name="T17" style:family="text">
      <style:text-properties officeooo:rsid="00241d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owanie gier Lista 5 Jakub <text:span text:style-name="T1">Szajner, Kacper Bajkiewicz</text:span></text:p>
      <text:p text:style-name="P1"/>
      <text:p text:style-name="P22">Poziomy testowania:</text:p>
      <text:p text:style-name="P22">1. <text:span text:style-name="T2">jednostkowe</text:span></text:p>
      <text:p text:style-name="P22">2. <text:span text:style-name="T2">integracyjne</text:span></text:p>
      <text:p text:style-name="P22">3. <text:span text:style-name="T2">systemowe</text:span></text:p>
      <text:p text:style-name="P22">4. <text:span text:style-name="T2">akceptacyjne</text:span> </text:p>
      <text:p text:style-name="P23"/>
      <text:p text:style-name="P24">Cele testów:</text:p>
      <text:p text:style-name="P2">1. Ograniczenie ryzyka błędu na niższych poziomach by uniknąć go na wyższych. Ułatwienie testowania na wyższych poziomach. Zapewnienie że każda funkcjonalność działa poprawnie we własnym zakresie.</text:p>
      <text:p text:style-name="P2">2. <text:span text:style-name="T6">Zgodność i integracja gotowych komponentów np. działanie funkcjonalności militarnych ekonomicznych itp.</text:span></text:p>
      <text:p text:style-name="P13">3. <text:span text:style-name="T10">Przetestowanie wszystkich wymagań funkcjonalnych i niefunkcjonalnych.</text:span></text:p>
      <text:p text:style-name="P16">4. <text:span text:style-name="T12">Osiągnięcie zadowolenia z gry przez graczy i sprawdzenie tego jak ja odbierają.</text:span></text:p>
      <text:p text:style-name="P13"/>
      <text:p text:style-name="P2">Zakres testów i elementy testowe:</text:p>
      <text:p text:style-name="P2">1. Każda funkcja w klasie i same klasy. Zmienianie modyfikatorów wykonywanie podstawowych operacji na mapie.</text:p>
      <text:p text:style-name="P4">2. <text:span text:style-name="T7">Przetestowanie każdego obszaru państwa i jego działania na inne. Oddziaływanie na siebie tych obszarów.</text:span></text:p>
      <text:p text:style-name="P13">3. <text:span text:style-name="T10">Sprawdzenie interfejsu, czasu instalacji, wydajność. </text:span></text:p>
      <text:p text:style-name="P16">4. <text:span text:style-name="T12">Cała gra z wszystkimi mechanikami launcherem itp.</text:span></text:p>
      <text:p text:style-name="P14"/>
      <text:p text:style-name="P5">Podstawa testów:</text:p>
      <text:p text:style-name="P5">1. Dokumentacja spisana na poziomie designu gry. Oczekiwane zachowanie gry opisane w przypadkach testowych. Procent funkcji dla których mamy zdefiniowaną specyfikacje.</text:p>
      <text:p text:style-name="P3">2. <text:span text:style-name="T7">Mechaniki spisane w dokumentacji. Przypadki testowe. Ilość sprawdzonych relacji.</text:span></text:p>
      <text:p text:style-name="P13">3. <text:span text:style-name="T10">Zdefiniowane wymagania co do czasu instalacji obciążenia procesora wymagań sprzętowych.</text:span></text:p>
      <text:p text:style-name="P16">4. <text:span text:style-name="T13">Osiągniecie zadowalającego wyniku w ankietach udostępnionych graczom.</text:span></text:p>
      <text:p text:style-name="P14"/>
      <text:p text:style-name="P6">Kryteria wejścia i wyjścia:</text:p>
      <text:p text:style-name="P6">1. Wejścia losowe wartości i przypadki brzegowe zdefiniowane przez osobę pisząca testy. Wyjścia oczekiwane wartości np. wzór do wyliczania przychodu z handlu której podajemy gotowe wartości.</text:p>
      <text:p text:style-name="P3">2. <text:span text:style-name="T7">Zmockowane klasy i wykonanie interakcji między nimi. Otrzymujemy odpowiednio zmienione wartości.</text:span></text:p>
      <text:p text:style-name="P13">3. <text:span text:style-name="T10">wejściowe Środowisko imitujące użytkownika/gracza wyjściowe Akcje na mapie pomiary wydajnościowe zwrócone w formie raportu.</text:span></text:p>
      <text:p text:style-name="P16">4. <text:span text:style-name="T13">Gotowa gra , informacja zwrotna od gracza</text:span></text:p>
      <text:p text:style-name="P14"/>
      <text:p text:style-name="P6">Produkty testowania wraz z raportowaniem wyników:</text:p>
      <text:p text:style-name="P7">1. <text:span text:style-name="T3">Klasy z funkcjami składowymi które są wykorzystywane przez grę. Spisanie które klasy i funkcje działają a które nie.</text:span></text:p>
      <text:p text:style-name="P18">2. <text:span text:style-name="T7">Dziedziny mechanik rozgrywki pomiędzy którymi musimy sprawdzić relacje. Spis działających zależności.</text:span></text:p>
      <text:p text:style-name="P20">3. <text:span text:style-name="T10">Cały system z instalatorem i testem obciążeniowym.</text:span></text:p>
      <text:p text:style-name="P16"><text:soft-page-break/>4. <text:span text:style-name="T14">Całą gra elementy wizualne kolorystyka itp.</text:span></text:p>
      <text:p text:style-name="P20"/>
      <text:p text:style-name="P7">Odpowiednie techniki testowe:</text:p>
      <text:p text:style-name="P8">1. <text:span text:style-name="T3">Techniki czarno skrzynkowe można uzyskać 100% pokrycia bazują na modelu oprogramowania. </text:span></text:p>
      <text:p text:style-name="P3">2. <text:span text:style-name="T7">Techniki biało skrzynkowe wiedzieć jakie funkcje wywołać by sprawdzić zależność. Funkcja dla każdej zależności w tych mechanikach i sprawdzenie ile przechodzi testy.</text:span></text:p>
      <text:p text:style-name="P13">3. <text:span text:style-name="T10">Techniki czarno skrzynkowe dostajemy system i testujemy bez wiedzy o strukturze kodu mamy tylko interfejs. Zrobić zbiór testów i zbiór konfiguracji i testować każde z każdym.</text:span></text:p>
      <text:p text:style-name="P17">4. <text:span text:style-name="T14">techniki czarno skrzynkowe ne podajemy specyfikacji i techniki bazujące na doświadczeniu.</text:span></text:p>
      <text:p text:style-name="P15"/>
      <text:p text:style-name="P7">Pomiary i metryki istotne dla celów testowania, kryteriów wejścia i wyjścia oraz raportowania wyników:</text:p>
      <text:p text:style-name="P10">1. <text:span text:style-name="T4">Sprawdzenie równości wartości otrzymywanych i oczekiwanych. Powinniśmy znać pokrycie danej funkcji funkcji klasy zbioru klas (katalogu z klasami) i dla całego kodu np. sonar. </text:span></text:p>
      <text:p text:style-name="P19">2. <text:span text:style-name="T8"><text:s/>Sprawdzenie równości wartości otrzymywanych i oczekiwanych. Powinniśmy znać pokrycie danej funkcji funkcji klasy zbioru klas (katalogu z klasami) i dla całego kodu np. sonar. </text:span></text:p>
      <text:p text:style-name="P20">3. <text:span text:style-name="T10">Przetestowanie kryteriów wejścia i wyjścia.</text:span></text:p>
      <text:p text:style-name="P17">4. <text:span text:style-name="T14">Wynik ankiety</text:span></text:p>
      <text:p text:style-name="P21"/>
      <text:p text:style-name="P9">Narzędzia testowe, np. automatycznego testowania, które mają zostać zastosowane do konkretnych zadań testowych:</text:p>
      <text:p text:style-name="P11">1. <text:span text:style-name="T5">Jakiś framework na którym się najlepiej pracuje programistą np. Pytest by zautomatyzować testy. I mieć możliwość puszczenia ich naraz.</text:span></text:p>
      <text:p text:style-name="P3">2. <text:span text:style-name="T9">Framework do testowania. I możliwości puszczenia naraz itp.</text:span></text:p>
      <text:p text:style-name="P13">3. <text:span text:style-name="T10">Tester wykonujący czynności podane w teście i konfiguracja sprzętowa.</text:span></text:p>
      <text:p text:style-name="P17">4. <text:span text:style-name="T15">System kontrolowanego udostępnienia gry system zbierania feedbacku (bug report)</text:span></text:p>
      <text:p text:style-name="P15"/>
      <text:p text:style-name="P11">Zasoby:</text:p>
      <text:p text:style-name="P12">1. <text:span text:style-name="T5">Programiści którzy piszą kod</text:span></text:p>
      <text:p text:style-name="P3">2. <text:span text:style-name="T9">Programiści z testerami jeśli wykracza poza zespól.</text:span></text:p>
      <text:p text:style-name="P13">3. <text:span text:style-name="T11">Tester i komputer z specyfikacją.</text:span></text:p>
      <text:p text:style-name="P17">4. <text:span text:style-name="T17">Gracze i ich sprzę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 LibreOffice_project/9b0d9b32d5dcda91d2f1a96dc04c645c450872bf</meta:generator>
    <dc:date>2022-05-16T22:18:02.300000000</dc:date>
    <meta:editing-duration>PT52M58S</meta:editing-duration>
    <meta:editing-cycles>36</meta:editing-cycles>
    <meta:document-statistic meta:table-count="0" meta:image-count="0" meta:object-count="0" meta:page-count="2" meta:paragraph-count="51" meta:word-count="533" meta:character-count="3932" meta:non-whitespace-character-count="3444"/>
  </office:meta>
</office:document-meta>
</file>